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5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rief overview of the book-project:</text:p>
      <text:p text:style-name="Standard"/>
      <text:list xml:id="list1830867736552389654" text:style-name="L1">
        <text:list-item>
          <text:p text:style-name="P3">I loaded the project on my dropbox: the link to the project folder is <text:a xlink:type="simple" xlink:href="https://www.dropbox.com/sh/c2ikpa5w1ynz1ji/AABx6cN84wjQvboSn6wEvuD0a?dl=0" text:style-name="Internet_20_link" text:visited-style-name="Visited_20_Internet_20_Link">https://www.dropbox.com/sh/c2ikpa5w1ynz1ji/AABx6cN84wjQvboSn6wEvuD0a?dl=0</text:a></text:p>
        </text:list-item>
        <text:list-item>
          <text:p text:style-name="P3">If you follow that link you'll find a folder called <text:span text:style-name="T1">Sweave (</text:span>the other folders are not relevant yet). Open the <text:span text:style-name="T1">Sweave</text:span> folder: you should see the following subfolders: <text:s/></text:p>
          <text:list>
            <text:list-item>
              <text:p text:style-name="P3"><text:span text:style-name="T1">Data</text:span> (US-GDP for some of the empirical examples)</text:p>
            </text:list-item>
            <text:list-item>
              <text:p text:style-name="P3"><text:span text:style-name="T1">Latex</text:span> (latex file together with all figures: you should be able to run the latex-file on your machine)</text:p>
            </text:list-item>
            <text:list-item>
              <text:p text:style-name="P3"><text:span text:style-name="T1">MDFA_package </text:span><text:span text:style-name="T2">: this is the new package that is mirrored on github</text:span></text:p>
              <text:list>
                <text:list-item>
                  <text:p text:style-name="P3"><text:span text:style-name="T2">The MDFA-code is in the </text:span><text:span text:style-name="T1">R</text:span><text:span text:style-name="T2"> subfolder of </text:span><text:span text:style-name="T1">MDFA_package</text:span></text:p>
                </text:list-item>
              </text:list>
            </text:list-item>
            <text:list-item>
              <text:p text:style-name="P3"><text:span text:style-name="T1">R</text:span> : this is additional code not contained in the MDFA-package</text:p>
            </text:list-item>
            <text:list-item>
              <text:p text:style-name="P3"><text:span text:style-name="T1">R-code in preparation</text:span> (not relevant yet)</text:p>
            </text:list-item>
            <text:list-item>
              <text:p text:style-name="P3"><text:span text:style-name="T1">Rnw (</text:span><text:span text:style-name="T2">contains </text:span>all relevant sweave files: the book without the R-code for DFA, MDFA and model-based above)</text:p>
            </text:list-item>
            <text:list-item>
              <text:p text:style-name="P3"><text:span text:style-name="T1">SS</text:span> <text:s/>(not relevant yet)</text:p>
            </text:list-item>
            <text:list-item>
              <text:p text:style-name="P4">Stangle</text:p>
              <text:list>
                <text:list-item>
                  <text:p text:style-name="P3">You asked for the R-code in the book: this is it. Sweave extracted all code snippets and aggregated them into a large single file called MDFA_Legacy.r. This file corresponds to an exact replica of the code in the book.</text:p>
                </text:list-item>
              </text:list>
            </text:list-item>
          </text:list>
        </text:list-item>
      </text:list>
      <text:p text:style-name="Standard"/>
      <text:p text:style-name="P1">Work on a particular chapter without running Sweave (edit)</text:p>
      <text:list xml:id="list3167648113369432597" text:style-name="L2">
        <text:list-item>
          <text:p text:style-name="P6">If you want to edit chapters without running sweave, then: </text:p>
          <text:list>
            <text:list-item>
              <text:p text:style-name="P6">Open the <text:s/><text:span text:style-name="T4">Rnw</text:span><text:span text:style-name="T3">-folder</text:span></text:p>
            </text:list-item>
            <text:list-item>
              <text:p text:style-name="P6"><text:span text:style-name="T3">Load the corresponding chapter-file (for example </text:span><text:span text:style-name="T4">Introduction.Rnw</text:span><text:span text:style-name="T3">): edit, save and close that file when finished.</text:span></text:p>
            </text:list-item>
          </text:list>
        </text:list-item>
      </text:list>
      <text:p text:style-name="Standard"/>
      <text:p text:style-name="Standard">If you want to run Sweave in order to see your edits, then have a look at the following instructions.</text:p>
      <text:p text:style-name="Standard"/>
      <text:p text:style-name="P1">Installing everything on your machine:</text:p>
      <text:list xml:id="list5599551270248553789" text:style-name="L3">
        <text:list-item>
          <text:p text:style-name="P9">Download the complete <text:span text:style-name="T1">Sweave</text:span> folder</text:p>
          <text:list>
            <text:list-item>
              <text:p text:style-name="P9">Assume, for illustration, that you install the folder under „C:\Tucker\Sweave“</text:p>
            </text:list-item>
            <text:list-item>
              <text:p text:style-name="P9">This path („C:\Tucker\Sweave“) will be the main path to which my code will refer.</text:p>
            </text:list-item>
          </text:list>
        </text:list-item>
        <text:list-item>
          <text:p text:style-name="P9">You will have to set this path manually in my code. Specifically:</text:p>
          <text:list>
            <text:list-item>
              <text:p text:style-name="P9">Open the <text:span text:style-name="T1">Rnw</text:span>-folder</text:p>
            </text:list-item>
            <text:list-item>
              <text:p text:style-name="P9">Open the file called <text:s/><text:span text:style-name="T1">generate_MDFA_Legacy.r</text:span></text:p>
              <text:list>
                <text:list-item>
                  <text:p text:style-name="P7">At the top of this file set: path.main&lt;- „C:<text:a xlink:type="simple" xlink:href="file://Tucker//Sweave//" text:style-name="Internet_20_link" text:visited-style-name="Visited_20_Internet_20_Link">\\Tucker\\Sweave\\</text:a>“ </text:p>
                </text:list-item>
                <text:list-item>
                  <text:p text:style-name="P7">Save and close that file</text:p>
                </text:list-item>
              </text:list>
            </text:list-item>
            <text:list-item>
              <text:p text:style-name="P7">Open the file called <text:span text:style-name="T1">Introduction.Rnw</text:span></text:p>
              <text:list>
                <text:list-item>
                  <text:p text:style-name="P7">On line 84<text:span text:style-name="T1"> </text:span>set: path.main&lt;- „C:<text:a xlink:type="simple" xlink:href="file://Tucker//Sweave//" text:style-name="Internet_20_link" text:visited-style-name="Visited_20_Internet_20_Link">\\Tucker\\Sweave\\</text:a>“ </text:p>
                </text:list-item>
                <text:list-item>
                  <text:p text:style-name="P7">Save and close that file.</text:p>
                </text:list-item>
              </text:list>
            </text:list-item>
          </text:list>
        </text:list-item>
        <text:list-item>
          <text:p text:style-name="P7">In order to run my code you need the packages required in <text:span text:style-name="T1">Introduction.Rnw, </text:span>see lines 49-62 in this file. The library devtools will download the MDFA-package from github.</text:p>
        </text:list-item>
      </text:list>
      <text:p text:style-name="Standard"/>
      <text:p text:style-name="P1">What's in the Rnw-folder?</text:p>
      <text:list xml:id="list8515590370807268111" text:style-name="L4">
        <text:list-item>
          <text:p text:style-name="P10">This folder contains </text:p>
          <text:list>
            <text:list-item>
              <text:p text:style-name="P10">the file for launching sweave, </text:p>
            </text:list-item>
            <text:list-item>
              <text:p text:style-name="P10">the main sweave file and </text:p>
            </text:list-item>
            <text:list-item>
              <text:p text:style-name="P10"><text:soft-page-break/>the chapters: each chapter corresponds to a separate Rnw-file.</text:p>
            </text:list-item>
          </text:list>
        </text:list-item>
        <text:list-item>
          <text:p text:style-name="P10"><text:span text:style-name="T1">generate_MDFA_Legacy.r : </text:span>launches Sweave (latex file and figures are then generated and saved in the folder <text:span text:style-name="T1">Latex </text:span><text:span text:style-name="T2">under the main path „C:</text:span><text:a xlink:type="simple" xlink:href="file://Tucker//Sweave//" text:style-name="Internet_20_link" text:visited-style-name="Visited_20_Internet_20_Link"><text:span text:style-name="T2">\\Tucker\\Sweave\\</text:span></text:a><text:span text:style-name="T2">“</text:span>): </text:p>
          <text:list>
            <text:list-item>
              <text:p text:style-name="P10">it is the only r-file (all other files are of rnw-type)</text:p>
            </text:list-item>
            <text:list-item>
              <text:p text:style-name="P10">it calls and runs the main Rnw-file called <text:span text:style-name="T1">MDFA_Legacy.Rnw</text:span></text:p>
            </text:list-item>
            <text:list-item>
              <text:p text:style-name="P10">The main path („C:<text:a xlink:type="simple" xlink:href="file://Tucker//Sweave//" text:style-name="Internet_20_link" text:visited-style-name="Visited_20_Internet_20_Link">\\Tucker\\Sweave\\</text:a>“) should have been set already, see installation instructions above<text:span text:style-name="T1"> </text:span><text:s/></text:p>
            </text:list-item>
          </text:list>
        </text:list-item>
      </text:list>
      <text:list xml:id="list4491388121196088379" text:style-name="L5">
        <text:list-item>
          <text:p text:style-name="P11"><text:span text:style-name="T1">MDFA_Legacy.Rnw</text:span><text:span text:style-name="T2">: </text:span></text:p>
          <text:list>
            <text:list-item>
              <text:p text:style-name="P8">defines Latex-formating, </text:p>
            </text:list-item>
            <text:list-item>
              <text:p text:style-name="P8">loads Latex-packages, </text:p>
            </text:list-item>
            <text:list-item>
              <text:p text:style-name="P11"><text:span text:style-name="T2">calls book-chapters: as an example, the command \SweaveInput{Introduction} loads the Rnw-file </text:span><text:span text:style-name="T1">Introduction.Rnw</text:span></text:p>
            </text:list-item>
            <text:list-item>
              <text:p text:style-name="P8">You can add or remove chapters in this file (some chapters are based on lengthy numerical simulations and require a couple minutes to proceed: I remove these computationally burdensome chapters when working on other chapters in order to spare time)</text:p>
            </text:list-item>
          </text:list>
        </text:list-item>
        <text:list-item>
          <text:p text:style-name="P5">Introduction.Rnw</text:p>
          <text:list>
            <text:list-item>
              <text:p text:style-name="P8">You should have set the main path on line 84 in this file, see installation instructions above.</text:p>
            </text:list-item>
          </text:list>
        </text:list-item>
        <text:list-item>
          <text:p text:style-name="P8"><text:span text:style-name="T1">Mean-square.Rnw</text:span>: the chapter on DFA and MDFA (mean-square, no trilemma). </text:p>
        </text:list-item>
        <text:list-item>
          <text:p text:style-name="P8">All subsequent chapters (as loaded by <text:span text:style-name="T1">MDFA_Legacy.Rnw)</text:span> are contained in the <text:span text:style-name="T1">Rnw</text:span> folder.</text:p>
        </text:list-item>
        <text:list-item>
          <text:p text:style-name="P8">The R-code in these chapters is replicated in the R-file contained in the <text:span text:style-name="T1">Stangle </text:span>folder</text:p>
        </text:list-item>
      </text:list>
      <text:p text:style-name="P2"/>
      <text:p text:style-name="P2">I guess that's it...</text:p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Wildi</meta:initial-creator>
    <meta:creation-date>2016-12-08T14:04:53.03</meta:creation-date>
    <dc:date>2016-12-16T15:40:16.95</dc:date>
    <dc:creator>Marc Wildi</dc:creator>
    <meta:editing-duration>PT31M35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2" meta:paragraph-count="51" meta:word-count="585" meta:character-count="3534"/>
  </office:meta>
</office:document-meta>
</file>